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426ADB3020D6840.png" manifest:media-type="image/png"/>
  <manifest:file-entry manifest:full-path="Pictures/100002010000055600000300CC97F02EFFA141F6.png" manifest:media-type="image/png"/>
  <manifest:file-entry manifest:full-path="Pictures/100002010000055600000300FD259B51AE435711.png" manifest:media-type="image/png"/>
  <manifest:file-entry manifest:full-path="Pictures/100002010000055600000300488CA0368DE39DF4.png" manifest:media-type="image/png"/>
  <manifest:file-entry manifest:full-path="Pictures/1000020100000556000003009174A0CCD3083EFC.png" manifest:media-type="image/png"/>
  <manifest:file-entry manifest:full-path="Pictures/100002010000055600000300178B590393265EB7.png" manifest:media-type="image/png"/>
  <manifest:file-entry manifest:full-path="Pictures/100002010000055600000300AAD508A65CE3D2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0a6" officeooo:paragraph-rsid="0010d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7" text:anchor-type="char" svg:x="0.279cm" svg:y="-0.095cm" svg:width="17cm" svg:height="9.557cm" draw:z-index="6"><draw:image xlink:href="Pictures/100002010000055600000300AAD508A65CE3D221.png" xlink:type="simple" xlink:show="embed" xlink:actuate="onLoad" loext:mime-type="image/png"/></draw:frame></text:p>
      <text:p text:style-name="Standard"/>
      <text:p text:style-name="P1"/>
      <text:p text:style-name="P1"><draw:frame draw:style-name="fr1" draw:name="Image1" text:anchor-type="char" svg:x="0.49cm" svg:y="3.276cm" svg:width="17cm" svg:height="8.772cm" draw:z-index="0"><draw:image xlink:href="Pictures/100002010000055600000300178B590393265E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258cm" svg:y="0.367cm" svg:width="16.323cm" svg:height="6.361cm" draw:z-index="3"><draw:image xlink:href="Pictures/1000020100000556000003009174A0CCD3083EF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785cm" svg:y="0.085cm" svg:width="16.268cm" svg:height="8.862cm" draw:z-index="2"><draw:image xlink:href="Pictures/100002010000055600000300488CA0368DE39D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char" svg:x="1.431cm" svg:y="0.439cm" svg:width="13.339cm" svg:height="6.683cm" draw:z-index="1"><draw:image xlink:href="Pictures/100002010000055600000300CC97F02EFFA141F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1.565cm" svg:y="0.153cm" svg:width="13.284cm" svg:height="7.467cm" draw:z-index="5"><draw:image xlink:href="Pictures/100002010000055600000300FD259B51AE4357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1.522cm" svg:y="1.907cm" svg:width="13.915cm" svg:height="7.821cm" draw:z-index="4"><draw:image xlink:href="Pictures/100002010000055600000300E426ADB3020D68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2T11:53:11.890837943</meta:creation-date>
    <dc:date>2025-02-12T12:09:56.857047930</dc:date>
    <meta:editing-duration>PT6M34S</meta:editing-duration>
    <meta:editing-cycles>1</meta:editing-cycles>
    <meta:document-statistic meta:table-count="0" meta:image-count="7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